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debug NodeJs</text:p>
      <text:p text:style-name="Standard"/>
      <text:p text:style-name="Standard"><text:s/>- debug javascript with F5: the active view will be star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06T17:12:15.07</meta:creation-date>
    <dc:date>2023-07-06T18:21:30.07</dc:date>
    <dc:creator>jk jk</dc:creator>
    <meta:editing-duration>PT1H9M32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2" meta:word-count="15" meta:character-count="79"/>
  </office:meta>
</office:document-meta>
</file>